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PT Astra Serif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PT Astra Serif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ванов и Котов имеют по 2 сына, которые моложе девяти. Их имена — Андрей, Виталик, Леша и Вася. Андрей на три года младше брата. Виталик – старше всех мальчишек. Леша в два раза младше самого молодого Иванова. Вася на 5 лет старше самого младшего Котова. 5 лет назад разница в сумме лет детей Ивановых и Котовых была равна сумме на сегодняшний день.</text:p>
      <text:p text:style-name="P1">Сопоставьте имена и фамилии мальчишек и их возрас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20:45:33.303249923</meta:creation-date>
    <dc:date>2019-03-29T13:00:17.790630746</dc:date>
    <meta:editing-duration>PT7M57S</meta:editing-duration>
    <meta:editing-cycles>6</meta:editing-cycles>
    <meta:generator>LibreOffice/6.1.5.2$Linux_X86_64 LibreOffice_project/10$Build-2</meta:generator>
    <meta:print-date>2019-03-29T12:47:45.491297223</meta:print-date>
    <meta:document-statistic meta:table-count="0" meta:image-count="0" meta:object-count="0" meta:page-count="1" meta:paragraph-count="2" meta:word-count="68" meta:character-count="400" meta:non-whitespace-character-count="332"/>
  </office:meta>
</office:document-meta>
</file>